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0"/>
    <style:style style:name="ce8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1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GP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9" table:default-cell-style-name="Default"/>
        <table:table-column table:style-name="co4" table:number-columns-repeated="16358" table:default-cell-style-name="Default"/>
        <table:table-row table:style-name="ro1">
          <table:table-cell/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Credits</text:p>
          </table:table-cell>
          <table:table-cell table:style-name="ce4" office:value-type="string" calcext:value-type="string">
            <text:p>Credit * Point</text:p>
          </table:table-cell>
          <table:table-cell table:style-name="ce8" office:value-type="string" calcext:value-type="string">
            <text:p>Upto GPA</text:p>
          </table:table-cell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1" table:number-rows-spanned="6">
            <text:p>Sem 1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string" calcext:value-type="string">
            <text:p>English for communication I</text:p>
          </table:table-cell>
          <table:table-cell table:style-name="ce5" office:value-type="string" calcext:value-type="string">
            <text:p>D</text:p>
          </table:table-cell>
          <table:table-cell table:style-name="ce73" table:formula="of:=IF(COUNTBLANK([.D2])=0;VLOOKUP([.D2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73" table:formula="of:=IF(COUNTBLANK([.D2])=0;([.F2]*[.E2]);&quot;&quot;)" office:value-type="float" office:value="18" calcext:value-type="float">
            <text:p>18</text:p>
          </table:table-cell>
          <table:table-cell table:style-name="ce49" table:formula="of:=IF(COUNTBLANK([.D2:.D7])=0;ROUND(([.G8]/[.F8]);2);&quot;&quot;)" office:value-type="float" office:value="6.76" calcext:value-type="float" table:number-columns-spanned="1" table:number-rows-spanned="7">
            <text:p>6.76</text:p>
          </table:table-cell>
          <table:table-cell/>
          <table:table-cell table:style-name="ce11" office:value-type="string" calcext:value-type="string" table:number-columns-spanned="3" table:number-rows-spanned="2">
            <text:p>Cumulative GPA</text:p>
          </table:table-cell>
          <table:covered-table-cell table:style-name="ce18"/>
          <table:covered-table-cell table:style-name="ce23"/>
          <table:table-cell table:number-columns-repeated="2"/>
          <table:table-cell table:style-name="ce29" office:value-type="string" calcext:value-type="string">
            <text:p>Grade</text:p>
          </table:table-cell>
          <table:table-cell table:style-name="ce32" office:value-type="string" calcext:value-type="string">
            <text:p>Point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2" calcext:value-type="float">
            <text:p>1002</text:p>
          </table:table-cell>
          <table:table-cell table:style-name="ce5" office:value-type="string" calcext:value-type="string">
            <text:p>Engineering Mathematics I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])=0;VLOOKUP([.D3];[.O:.P];2;FALSE());&quot;&quot;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3])=0;([.F3]*[.E3]);&quot;&quot;)" office:value-type="float" office:value="30" calcext:value-type="float">
            <text:p>30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2"/>
          <table:table-cell table:style-name="ce29" office:value-type="string" calcext:value-type="string">
            <text:p>S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3" calcext:value-type="float">
            <text:p>1003</text:p>
          </table:table-cell>
          <table:table-cell table:style-name="ce5" office:value-type="string" calcext:value-type="string">
            <text:p>Engineering Physics I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4])=0;VLOOKUP([.D4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])=0;([.F4]*[.E4]);&quot;&quot;)" office:value-type="float" office:value="24" calcext:value-type="float">
            <text:p>24</text:p>
          </table:table-cell>
          <table:covered-table-cell/>
          <table:table-cell/>
          <table:table-cell table:style-name="ce13" table:formula="of:=ROUND(SUM([.G8];[.G20];[.G30];[.G40];[.G50];[.G59])/SUM([.F8];[.F20];[.F30];[.F40];[.F50];[.F59]);2)" office:value-type="float" office:value="6.23" calcext:value-type="float" table:number-columns-spanned="3" table:number-rows-spanned="3">
            <text:p>6.23</text:p>
          </table:table-cell>
          <table:covered-table-cell table:style-name="ce20"/>
          <table:covered-table-cell table:style-name="ce25"/>
          <table:table-cell table:number-columns-repeated="2"/>
          <table:table-cell table:style-name="ce30" office:value-type="string" calcext:value-type="string">
            <text:p>A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4" calcext:value-type="float">
            <text:p>1004</text:p>
          </table:table-cell>
          <table:table-cell table:style-name="ce5" office:value-type="string" calcext:value-type="string">
            <text:p>Engineering Chemistry 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5])=0;VLOOKUP([.D5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5])=0;([.F5]*[.E5]);&quot;&quot;)" office:value-type="float" office:value="18" calcext:value-type="float">
            <text:p>18</text:p>
          </table:table-cell>
          <table:covered-table-cell/>
          <table:table-cell/>
          <table:covered-table-cell table:style-name="ce14"/>
          <table:covered-table-cell/>
          <table:covered-table-cell table:style-name="ce26"/>
          <table:table-cell table:number-columns-repeated="2"/>
          <table:table-cell table:style-name="ce30" office:value-type="string" calcext:value-type="string">
            <text:p>B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8" calcext:value-type="float">
            <text:p>1008</text:p>
          </table:table-cell>
          <table:table-cell table:style-name="ce5" office:value-type="string" calcext:value-type="string">
            <text:p>Computing Fundamental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6])=0;VLOOKUP([.D6];[.O:.P];2;FALSE());&quot;&quot;)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6])=0;([.F6]*[.E6]);&quot;&quot;)" office:value-type="float" office:value="36" calcext:value-type="float">
            <text:p>36</text:p>
          </table:table-cell>
          <table:covered-table-cell/>
          <table:table-cell/>
          <table:covered-table-cell table:style-name="ce15"/>
          <table:covered-table-cell table:style-name="ce21"/>
          <table:covered-table-cell table:style-name="ce27"/>
          <table:table-cell table:number-columns-repeated="2"/>
          <table:table-cell table:style-name="ce30" office:value-type="string" calcext:value-type="string">
            <text:p>C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16368"/>
        </table:table-row>
        <table:table-row table:style-name="ro2">
          <table:covered-table-cell/>
          <table:table-cell table:style-name="ce5" office:value-type="float" office:value="1009" calcext:value-type="float">
            <text:p>1009</text:p>
          </table:table-cell>
          <table:table-cell table:style-name="ce5" office:value-type="string" calcext:value-type="string">
            <text:p>Health &amp; Physical Education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7])=0;VLOOKUP([.D7];[.O:.P];2;FALSE());&quot;&quot;)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7])=0;([.F7]*[.E7]);&quot;&quot;)" office:value-type="float" office:value="16" calcext:value-type="float">
            <text:p>16</text:p>
          </table:table-cell>
          <table:covered-table-cell/>
          <table:table-cell table:number-columns-repeated="6"/>
          <table:table-cell table:style-name="ce30" office:value-type="string" calcext:value-type="string">
            <text:p>D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16368"/>
        </table:table-row>
        <table:table-row table:style-name="ro2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:.D7])=0;SUM([.F2:.F7]);&quot;&quot;)" office:value-type="float" office:value="21" calcext:value-type="float">
            <text:p>21</text:p>
          </table:table-cell>
          <table:table-cell table:style-name="ce6" table:formula="of:=IF(COUNTBLANK([.E2:.E7])=0;SUM([.G2:.G7]);&quot;&quot;)" office:value-type="float" office:value="142" calcext:value-type="float">
            <text:p>142</text:p>
          </table:table-cell>
          <table:covered-table-cell/>
          <table:table-cell table:number-columns-repeated="6"/>
          <table:table-cell table:style-name="ce30" office:value-type="string" calcext:value-type="string">
            <text:p>E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2"/>
          <table:table-cell table:number-columns-repeated="13"/>
          <table:table-cell table:style-name="ce31" office:value-type="string" calcext:value-type="string">
            <text:p>F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68"/>
        </table:table-row>
        <table:table-row table:style-name="ro2">
          <table:table-cell table:style-name="ce1" office:value-type="string" calcext:value-type="string" table:number-columns-spanned="1" table:number-rows-spanned="10">
            <text:p>Sem 2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string" calcext:value-type="string">
            <text:p>English for communication I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0])=0;VLOOKUP([.D10];[.O:.P];2;FALSE());&quot;&quot;)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5" table:formula="of:=IF(COUNTBLANK([.D10])=0;([.F10]*[.E10]);&quot;&quot;)" office:value-type="float" office:value="21" calcext:value-type="float">
            <text:p>21</text:p>
          </table:table-cell>
          <table:table-cell table:style-name="ce45" table:formula="of:=IF(COUNTBLANK([.G10:.G19])=0;ROUND(SUM([.G8];[.G20])/SUM([.F8];[.F20]);2);&quot;&quot;)" office:value-type="float" office:value="6.85" calcext:value-type="float" table:number-columns-spanned="1" table:number-rows-spanned="11">
            <text:p>6.85</text:p>
          </table:table-cell>
          <table:table-cell/>
          <table:table-cell table:style-name="ce11" office:value-type="string" calcext:value-type="string" table:number-columns-spanned="3" table:number-rows-spanned="2">
            <text:p>CGPA Percentage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2" calcext:value-type="float">
            <text:p>2002</text:p>
          </table:table-cell>
          <table:table-cell table:style-name="ce5" office:value-type="string" calcext:value-type="string">
            <text:p>Engineering Mathematics I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1])=0;VLOOKUP([.D11];[.O:.P];2;FALSE());&quot;&quot;)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IF(COUNTBLANK([.D11])=0;([.F11]*[.E11]);&quot;&quot;)" office:value-type="float" office:value="42" calcext:value-type="float">
            <text:p>42</text:p>
          </table:table-cell>
          <table:covered-table-cell/>
          <table:table-cell/>
          <table:covered-table-cell table:style-name="ce12"/>
          <table:covered-table-cell table:style-name="ce19"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3" calcext:value-type="float">
            <text:p>2003</text:p>
          </table:table-cell>
          <table:table-cell table:style-name="ce5" office:value-type="string" calcext:value-type="string">
            <text:p>Engineering Physics II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12])=0;VLOOKUP([.D12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2])=0;([.F12]*[.E12]);&quot;&quot;)" office:value-type="float" office:value="18" calcext:value-type="float">
            <text:p>18</text:p>
          </table:table-cell>
          <table:covered-table-cell/>
          <table:table-cell/>
          <table:table-cell table:style-name="ce58" table:formula="of:=IF(COUNTBLANK([.J4])=0;ROUND(([.J4]*9.5);2);&quot;&quot;)" office:value-type="float" office:value="59.19" calcext:value-type="float" table:number-columns-spanned="3" table:number-rows-spanned="3">
            <text:p>59.19</text:p>
          </table:table-cell>
          <table:covered-table-cell table:style-name="ce18"/>
          <table:covered-table-cell table:style-name="ce23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4" calcext:value-type="float">
            <text:p>2004</text:p>
          </table:table-cell>
          <table:table-cell table:style-name="ce5" office:value-type="string" calcext:value-type="string">
            <text:p>Engineering Chemistry II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13])=0;VLOOKUP([.D13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3])=0;([.F13]*[.E13]);&quot;&quot;)" office:value-type="float" office:value="21" calcext:value-type="float">
            <text:p>21</text:p>
          </table:table-cell>
          <table:covered-table-cell/>
          <table:table-cell/>
          <table:covered-table-cell table:style-name="ce12"/>
          <table:covered-table-cell/>
          <table:covered-table-cell table:style-name="ce24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5" calcext:value-type="float">
            <text:p>2005</text:p>
          </table:table-cell>
          <table:table-cell table:style-name="ce5" office:value-type="string" calcext:value-type="string">
            <text:p>Engineering Graphics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4])=0;VLOOKUP([.D14];[.O:.P];2;FALSE());&quot;&quot;)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14])=0;([.F14]*[.E14]);&quot;&quot;)" office:value-type="float" office:value="45" calcext:value-type="float">
            <text:p>45</text:p>
          </table:table-cell>
          <table:covered-table-cell/>
          <table:table-cell/>
          <table:covered-table-cell table:style-name="ce17"/>
          <table:covered-table-cell table:style-name="ce22"/>
          <table:covered-table-cell table:style-name="ce28"/>
          <table:table-cell table:number-columns-repeated="16372"/>
        </table:table-row>
        <table:table-row table:style-name="ro2">
          <table:covered-table-cell/>
          <table:table-cell table:style-name="ce5" office:value-type="float" office:value="2007" calcext:value-type="float">
            <text:p>2007</text:p>
          </table:table-cell>
          <table:table-cell table:style-name="ce5" office:value-type="string" calcext:value-type="string">
            <text:p>Engineering Science Lab II</text:p>
          </table:table-cell>
          <table:table-cell table:style-name="ce5" office:value-type="string" calcext:value-type="string">
            <text:p>S</text:p>
          </table:table-cell>
          <table:table-cell table:style-name="ce5" table:formula="of:=IF(COUNTBLANK([.D15])=0;VLOOKUP([.D15];[.O:.P];2;FALSE());&quot;&quot;)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5])=0;([.F15]*[.E15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8" calcext:value-type="float">
            <text:p>2008</text:p>
          </table:table-cell>
          <table:table-cell table:style-name="ce5" office:value-type="string" calcext:value-type="string">
            <text:p>Workshop Practice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6])=0;VLOOKUP([.D16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16])=0;([.F16]*[.E1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009" calcext:value-type="float">
            <text:p>2009</text:p>
          </table:table-cell>
          <table:table-cell table:style-name="ce5" office:value-type="string" calcext:value-type="string">
            <text:p>Life Skill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17])=0;VLOOKUP([.D17];[.O:.P];2;FALSE());&quot;&quot;)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7])=0;([.F17]*[.E17]);&quot;&quot;)" office:value-type="float" office:value="16" calcext:value-type="float">
            <text:p>16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1" calcext:value-type="float">
            <text:p>2131</text:p>
          </table:table-cell>
          <table:table-cell table:style-name="ce5" office:value-type="string" calcext:value-type="string">
            <text:p>Programming in C</text:p>
          </table:table-cell>
          <table:table-cell table:style-name="ce5" office:value-type="string" calcext:value-type="string">
            <text:p>F</text:p>
          </table:table-cell>
          <table:table-cell table:style-name="ce5" table:formula="of:=IF(COUNTBLANK([.D18])=0;VLOOKUP([.D18];[.O:.P];2;FALSE());&quot;&quot;)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18])=0;([.F18]*[.E18]);&quot;&quot;)" office:value-type="float" office:value="0" calcext:value-type="float">
            <text:p>0</text:p>
          </table:table-cell>
          <table:covered-table-cell/>
          <table:table-cell table:number-columns-repeated="16376"/>
        </table:table-row>
        <table:table-row table:style-name="ro2">
          <table:covered-table-cell/>
          <table:table-cell table:style-name="ce5" office:value-type="float" office:value="2139" calcext:value-type="float">
            <text:p>2139</text:p>
          </table:table-cell>
          <table:table-cell table:style-name="ce5" office:value-type="string" calcext:value-type="string">
            <text:p>Programming in C lab</text:p>
          </table:table-cell>
          <table:table-cell table:style-name="ce5" office:value-type="string" calcext:value-type="string">
            <text:p>A</text:p>
          </table:table-cell>
          <table:table-cell table:style-name="ce5" table:formula="of:=IF(COUNTBLANK([.D19])=0;VLOOKUP([.D19];[.O:.P];2;FALSE());&quot;&quot;)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19])=0;([.F19]*[.E1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10:.D19])=0;SUM([.F10:.F19]);&quot;&quot;)" office:value-type="float" office:value="34" calcext:value-type="float">
            <text:p>34</text:p>
          </table:table-cell>
          <table:table-cell table:style-name="ce6" table:formula="of:=IF(COUNTBLANK([.D10:.D19])=0;SUM([.G10:.G19]);&quot;&quot;)" office:value-type="float" office:value="235" calcext:value-type="float">
            <text:p>235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3</text:p>
          </table:table-cell>
          <table:table-cell table:style-name="ce5" office:value-type="float" office:value="3001" calcext:value-type="float">
            <text:p>3001</text:p>
          </table:table-cell>
          <table:table-cell table:style-name="ce5" office:value-type="string" calcext:value-type="string">
            <text:p>ES&amp;DM</text:p>
          </table:table-cell>
          <table:table-cell table:style-name="ce5" office:value-type="string" calcext:value-type="string">
            <text:p>C</text:p>
          </table:table-cell>
          <table:table-cell table:style-name="ce5" table:formula="of:=IF(COUNTBLANK([.D22])=0;VLOOKUP([.D22];[.O:.P];2;FALSE());&quot;&quot;)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2])=0;([.F22]*[.E22]);&quot;&quot;)" office:value-type="float" office:value="21" calcext:value-type="float">
            <text:p>21</text:p>
          </table:table-cell>
          <table:table-cell table:style-name="ce10" table:formula="of:=IF(COUNTBLANK([.D22:.D29])=0;ROUND(SUM([.G8];[.G20];[.G30])/SUM([.F8];[.F20];[.F30]);2);&quot;&quot;)" office:value-type="float" office:value="6.62" calcext:value-type="float" table:number-columns-spanned="1" table:number-rows-spanned="8">
            <text:p>6.62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3131" calcext:value-type="float">
            <text:p>3131</text:p>
          </table:table-cell>
          <table:table-cell table:style-name="ce5" office:value-type="string" calcext:value-type="string">
            <text:p>Computer Architecture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23])=0;VLOOKUP([.D2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3])=0;([.F23]*[.E23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2" calcext:value-type="float">
            <text:p>3132</text:p>
          </table:table-cell>
          <table:table-cell table:style-name="ce5" office:value-type="string" calcext:value-type="string">
            <text:p>DBM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4])=0;VLOOKUP([.D24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4])=0;([.F24]*[.E24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3" calcext:value-type="float">
            <text:p>3133</text:p>
          </table:table-cell>
          <table:table-cell table:style-name="ce5" office:value-type="string" calcext:value-type="string">
            <text:p>DCP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5])=0;VLOOKUP([.D2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25])=0;([.F25]*[.E2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4" calcext:value-type="float">
            <text:p>3134</text:p>
          </table:table-cell>
          <table:table-cell table:style-name="ce5" office:value-type="string" calcext:value-type="string">
            <text:p>OOP through C++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6])=0;VLOOKUP([.D26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26])=0;([.F26]*[.E26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7" calcext:value-type="float">
            <text:p>3137</text:p>
          </table:table-cell>
          <table:table-cell table:style-name="ce5" office:value-type="string" calcext:value-type="string">
            <text:p>OOPs lab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7])=0;VLOOKUP([.D27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7])=0;([.F27]*[.E27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8" calcext:value-type="float">
            <text:p>3138</text:p>
          </table:table-cell>
          <table:table-cell table:style-name="ce5" office:value-type="string" calcext:value-type="string">
            <text:p>DCP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28])=0;VLOOKUP([.D28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8])=0;([.F28]*[.E28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3139" calcext:value-type="float">
            <text:p>3139</text:p>
          </table:table-cell>
          <table:table-cell table:style-name="ce5" office:value-type="string" calcext:value-type="string">
            <text:p>DBMS lab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29])=0;VLOOKUP([.D29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29])=0;([.F29]*[.E2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22:.D29])=0;SUM([.F22:.F29]);&quot;&quot;)" office:value-type="float" office:value="29" calcext:value-type="float">
            <text:p>29</text:p>
          </table:table-cell>
          <table:table-cell table:style-name="ce6" table:formula="of:=IF(COUNTBLANK([.D22:.D29])=0;SUM([.G22:.G29]);&quot;&quot;)" office:value-type="float" office:value="179" calcext:value-type="float">
            <text:p>179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4</text:p>
          </table:table-cell>
          <table:table-cell table:style-name="ce5" office:value-type="float" office:value="4131" calcext:value-type="float">
            <text:p>4131</text:p>
          </table:table-cell>
          <table:table-cell table:style-name="ce5" office:value-type="string" calcext:value-type="string">
            <text:p>CSH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2])=0;VLOOKUP([.D32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2])=0;([.F32]*[.E32]);&quot;&quot;)" office:value-type="float" office:value="24" calcext:value-type="float">
            <text:p>24</text:p>
          </table:table-cell>
          <table:table-cell table:style-name="ce10" table:formula="of:=IF(COUNTBLANK([.D32:.D39])=0;ROUND(SUM([.G8];[.G20];[.G30];[.G40])/SUM([.F8];[.F20];[.F30];[.F40]);2);&quot;&quot;)" office:value-type="float" office:value="6.61" calcext:value-type="float" table:number-columns-spanned="1" table:number-rows-spanned="8">
            <text:p>6.61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4132" calcext:value-type="float">
            <text:p>4132</text:p>
          </table:table-cell>
          <table:table-cell table:style-name="ce5" office:value-type="string" calcext:value-type="string">
            <text:p>Data Communication</text:p>
          </table:table-cell>
          <table:table-cell table:style-name="ce5" office:value-type="string" calcext:value-type="string">
            <text:p>E</text:p>
          </table:table-cell>
          <table:table-cell table:style-name="ce5" table:formula="of:=IF(COUNTBLANK([.D33])=0;VLOOKUP([.D33];[.O:.P];2;FALSE());&quot;&quot;)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3])=0;([.F33]*[.E33]);&quot;&quot;)" office:value-type="float" office:value="20" calcext:value-type="float">
            <text:p>2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3" calcext:value-type="float">
            <text:p>4133</text:p>
          </table:table-cell>
          <table:table-cell table:style-name="ce5" office:value-type="string" calcext:value-type="string">
            <text:p>Data Structure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4])=0;VLOOKUP([.D34];[.O:.P];2;FALSE());&quot;&quot;)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4])=0;([.F34]*[.E34]);&quot;&quot;)" office:value-type="float" office:value="30" calcext:value-type="float">
            <text:p>3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4" calcext:value-type="float">
            <text:p>4134</text:p>
          </table:table-cell>
          <table:table-cell table:style-name="ce5" office:value-type="string" calcext:value-type="string">
            <text:p>Operating Systems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5])=0;VLOOKUP([.D3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35])=0;([.F35]*[.E3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6" calcext:value-type="float">
            <text:p>4136</text:p>
          </table:table-cell>
          <table:table-cell table:style-name="ce5" office:value-type="string" calcext:value-type="string">
            <text:p>AD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6])=0;VLOOKUP([.D36];[.O:.P];2;FALSE());&quot;&quot;)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(COUNTBLANK([.D36])=0;([.F36]*[.E36]);&quot;&quot;)" office:value-type="float" office:value="40" calcext:value-type="float">
            <text:p>4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7" calcext:value-type="float">
            <text:p>4137</text:p>
          </table:table-cell>
          <table:table-cell table:style-name="ce5" office:value-type="string" calcext:value-type="string">
            <text:p>CSH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7])=0;VLOOKUP([.D37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7])=0;([.F37]*[.E37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8" calcext:value-type="float">
            <text:p>4138</text:p>
          </table:table-cell>
          <table:table-cell table:style-name="ce5" office:value-type="string" calcext:value-type="string">
            <text:p>DS lab</text:p>
          </table:table-cell>
          <table:table-cell table:style-name="ce5" office:value-type="string" calcext:value-type="string">
            <text:p>B</text:p>
          </table:table-cell>
          <table:table-cell table:style-name="ce5" table:formula="of:=IF(COUNTBLANK([.D38])=0;VLOOKUP([.D38];[.O:.P];2;FALSE());&quot;&quot;)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8])=0;([.F38]*[.E38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4139" calcext:value-type="float">
            <text:p>4139</text:p>
          </table:table-cell>
          <table:table-cell table:style-name="ce5" office:value-type="string" calcext:value-type="string">
            <text:p>SA lab</text:p>
          </table:table-cell>
          <table:table-cell table:style-name="ce5" office:value-type="string" calcext:value-type="string">
            <text:p>D</text:p>
          </table:table-cell>
          <table:table-cell table:style-name="ce5" table:formula="of:=IF(COUNTBLANK([.D39])=0;VLOOKUP([.D39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39])=0;([.F39]*[.E39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table-cell table:style-name="ce3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32:.D39])=0;SUM([.F32:.F39]);&quot;&quot;)" office:value-type="float" office:value="31" calcext:value-type="float">
            <text:p>31</text:p>
          </table:table-cell>
          <table:table-cell table:style-name="ce6" table:formula="of:=IF(COUNTBLANK([.D32:.D39])=0;SUM([.G32:.G39]);&quot;&quot;)" office:value-type="float" office:value="204" calcext:value-type="float">
            <text:p>204</text:p>
          </table:table-cell>
          <table:table-cell table:number-columns-repeated="16377"/>
        </table:table-row>
        <table:table-row table:style-name="ro3">
          <table:table-cell table:style-name="ce3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8">
            <text:p>Sem 5</text:p>
          </table:table-cell>
          <table:table-cell table:style-name="ce5" office:value-type="float" office:value="5009" calcext:value-type="float">
            <text:p>5009</text:p>
          </table:table-cell>
          <table:table-cell table:style-name="ce5" office:value-type="string" calcext:value-type="string">
            <text:p>Industrial Training</text:p>
          </table:table-cell>
          <table:table-cell office:value-type="string" calcext:value-type="string">
            <text:p>S</text:p>
          </table:table-cell>
          <table:table-cell table:style-name="ce5" table:formula="of:=IF(COUNTBLANK([.D42])=0;VLOOKUP([.D42];[.O:.P];2;FALSE());&quot;&quot;)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2])=0;([.F42]*[.E42]);&quot;&quot;)" office:value-type="float" office:value="20" calcext:value-type="float">
            <text:p>20</text:p>
          </table:table-cell>
          <table:table-cell table:style-name="ce10" table:formula="of:=IF(COUNTBLANK([.D42:.D49])=0;ROUND(SUM([.G8];[.G20];[.G30];[.G40];[.G50])/SUM([.F8];[.F20];[.F30];[.F40];[.F50]);2);&quot;&quot;)" office:value-type="float" office:value="6.23" calcext:value-type="float" table:number-columns-spanned="1" table:number-rows-spanned="8">
            <text:p>6.23</text:p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5131" calcext:value-type="float">
            <text:p>5131</text:p>
          </table:table-cell>
          <table:table-cell table:style-name="ce5" office:value-type="string" calcext:value-type="string">
            <text:p>Microprocessor</text:p>
          </table:table-cell>
          <table:table-cell office:value-type="string" calcext:value-type="string">
            <text:p>F</text:p>
          </table:table-cell>
          <table:table-cell table:style-name="ce5" table:formula="of:=IF(COUNTBLANK([.D43])=0;VLOOKUP([.D43];[.O:.P];2;FALSE());&quot;&quot;)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3])=0;([.F43]*[.E43]);&quot;&quot;)" office:value-type="float" office:value="0" calcext:value-type="float">
            <text:p>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2" calcext:value-type="float">
            <text:p>5132</text:p>
          </table:table-cell>
          <table:table-cell table:style-name="ce5" office:value-type="string" calcext:value-type="string">
            <text:p>PMSE</text:p>
          </table:table-cell>
          <table:table-cell office:value-type="string" calcext:value-type="string">
            <text:p>F</text:p>
          </table:table-cell>
          <table:table-cell table:style-name="ce5" table:formula="of:=IF(COUNTBLANK([.D44])=0;VLOOKUP([.D44];[.O:.P];2;FALSE());&quot;&quot;)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4])=0;([.F44]*[.E44]);&quot;&quot;)" office:value-type="float" office:value="0" calcext:value-type="float">
            <text:p>0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3" calcext:value-type="float">
            <text:p>5133</text:p>
          </table:table-cell>
          <table:table-cell table:style-name="ce5" office:value-type="string" calcext:value-type="string">
            <text:p>Web Programming</text:p>
          </table:table-cell>
          <table:table-cell office:value-type="string" calcext:value-type="string">
            <text:p>D</text:p>
          </table:table-cell>
          <table:table-cell table:style-name="ce5" table:formula="of:=IF(COUNTBLANK([.D45])=0;VLOOKUP([.D45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5])=0;([.F45]*[.E45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4" calcext:value-type="float">
            <text:p>5134</text:p>
          </table:table-cell>
          <table:table-cell table:style-name="ce5" office:value-type="string" calcext:value-type="string">
            <text:p>Cloud Computing</text:p>
          </table:table-cell>
          <table:table-cell office:value-type="string" calcext:value-type="string">
            <text:p>D</text:p>
          </table:table-cell>
          <table:table-cell table:style-name="ce5" table:formula="of:=IF(COUNTBLANK([.D46])=0;VLOOKUP([.D46];[.O:.P];2;FALSE());&quot;&quot;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(COUNTBLANK([.D46])=0;([.F46]*[.E46]);&quot;&quot;)" office:value-type="float" office:value="24" calcext:value-type="float">
            <text:p>2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7" calcext:value-type="float">
            <text:p>5137</text:p>
          </table:table-cell>
          <table:table-cell table:style-name="ce5" office:value-type="string" calcext:value-type="string">
            <text:p>CNE lab</text:p>
          </table:table-cell>
          <table:table-cell office:value-type="string" calcext:value-type="string">
            <text:p>D</text:p>
          </table:table-cell>
          <table:table-cell table:style-name="ce5" table:formula="of:=IF(COUNTBLANK([.D47])=0;VLOOKUP([.D47];[.O:.P];2;FALSE());&quot;&quot;)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COUNTBLANK([.D47])=0;([.F47]*[.E47]);&quot;&quot;)" office:value-type="float" office:value="18" calcext:value-type="float">
            <text:p>18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8" calcext:value-type="float">
            <text:p>5138</text:p>
          </table:table-cell>
          <table:table-cell table:style-name="ce5" office:value-type="string" calcext:value-type="string">
            <text:p>Microprocessor lab</text:p>
          </table:table-cell>
          <table:table-cell office:value-type="string" calcext:value-type="string">
            <text:p>C</text:p>
          </table:table-cell>
          <table:table-cell table:style-name="ce5" table:formula="of:=IF(COUNTBLANK([.D48])=0;VLOOKUP([.D48];[.O:.P];2;FALSE());&quot;&quot;)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8])=0;([.F48]*[.E48]);&quot;&quot;)" office:value-type="float" office:value="14" calcext:value-type="float">
            <text:p>14</text:p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5139" calcext:value-type="float">
            <text:p>5139</text:p>
          </table:table-cell>
          <table:table-cell table:style-name="ce5" office:value-type="string" calcext:value-type="string">
            <text:p>WP lab</text:p>
          </table:table-cell>
          <table:table-cell office:value-type="string" calcext:value-type="string">
            <text:p>D</text:p>
          </table:table-cell>
          <table:table-cell table:style-name="ce5" table:formula="of:=IF(COUNTBLANK([.D49])=0;VLOOKUP([.D49];[.O:.P];2;FALSE());&quot;&quot;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COUNTBLANK([.D49])=0;([.F49]*[.E49]);&quot;&quot;)" office:value-type="float" office:value="12" calcext:value-type="float">
            <text:p>12</text:p>
          </table:table-cell>
          <table:covered-table-cell/>
          <table:table-cell table:number-columns-repeated="16376"/>
        </table:table-row>
        <table:table-row table:style-name="ro3">
          <table:table-cell table:style-name="ce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IF(COUNTBLANK([.D42:.D49])=0;SUM([.F42:.F49]);&quot;&quot;)" office:value-type="float" office:value="25" calcext:value-type="float">
            <text:p>25</text:p>
          </table:table-cell>
          <table:table-cell table:style-name="ce6" table:formula="of:=IF(COUNTBLANK([.D42:.D49])=0;SUM([.G42:.G49]);&quot;&quot;)" office:value-type="float" office:value="112" calcext:value-type="float">
            <text:p>112</text:p>
          </table:table-cell>
          <table:table-cell table:number-columns-repeated="16377"/>
        </table:table-row>
        <table:table-row table:style-name="ro3">
          <table:table-cell table:style-name="ce2"/>
          <table:table-cell table:number-columns-repeated="16383"/>
        </table:table-row>
        <table:table-row table:style-name="ro3">
          <table:table-cell table:style-name="ce1" office:value-type="string" calcext:value-type="string" table:number-columns-spanned="1" table:number-rows-spanned="7">
            <text:p>Sem 6</text:p>
          </table:table-cell>
          <table:table-cell table:style-name="ce5" office:value-type="float" office:value="6131" calcext:value-type="float">
            <text:p>6131</text:p>
          </table:table-cell>
          <table:table-cell table:style-name="ce5" office:value-type="string" calcext:value-type="string">
            <text:p>Computer Networks</text:p>
          </table:table-cell>
          <table:table-cell/>
          <table:table-cell table:style-name="ce40" table:formula="of:=IF(ISBLANK([.D52]); &quot;&quot;; VLOOKUP([.D52];[.O:.P];2;FALSE()))">
            <text:p/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IF(ISBLANK([.D52]); &quot;&quot;;([.F52]*[.E52]))">
            <text:p/>
          </table:table-cell>
          <table:table-cell table:style-name="ce47" table:formula="of:=IF(COUNTBLANK([.G52:.G58])=0;ROUND(SUM([.G8];[.G20];[.G30];[.G40];[.G50];[.G59])/SUM([.F8];[.F20];[.F30];[.F40];[.F50];[.F59]);2);&quot;&quot;)" table:number-columns-spanned="1" table:number-rows-spanned="8">
            <text:p/>
          </table:table-cell>
          <table:table-cell table:number-columns-repeated="16376"/>
        </table:table-row>
        <table:table-row table:style-name="ro3">
          <table:covered-table-cell/>
          <table:table-cell table:style-name="ce5" office:value-type="float" office:value="6132" calcext:value-type="float">
            <text:p>6132</text:p>
          </table:table-cell>
          <table:table-cell table:style-name="ce5" office:value-type="string" calcext:value-type="string">
            <text:p>Microcontrollers</text:p>
          </table:table-cell>
          <table:table-cell/>
          <table:table-cell table:style-name="ce40" table:formula="of:=IF(ISBLANK([.D53]); &quot;&quot;; VLOOKUP([.D53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3]); &quot;&quot;;([.F53]*[.E53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3" calcext:value-type="float">
            <text:p>6133</text:p>
          </table:table-cell>
          <table:table-cell table:style-name="ce5" office:value-type="string" calcext:value-type="string">
            <text:p>Smart Device Programming</text:p>
          </table:table-cell>
          <table:table-cell/>
          <table:table-cell table:style-name="ce40" table:formula="of:=IF(ISBLANK([.D54]); &quot;&quot;; VLOOKUP([.D54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4]); &quot;&quot;;([.F54]*[.E54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6" calcext:value-type="float">
            <text:p>6136</text:p>
          </table:table-cell>
          <table:table-cell table:style-name="ce5" office:value-type="string" calcext:value-type="string">
            <text:p>Software Testing</text:p>
          </table:table-cell>
          <table:table-cell/>
          <table:table-cell table:style-name="ce40" table:formula="of:=IF(ISBLANK([.D55]); &quot;&quot;; VLOOKUP([.D55];[.O:.P];2;FALSE()))">
            <text:p/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IF(ISBLANK([.D55]); &quot;&quot;;([.F55]*[.E55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8" calcext:value-type="float">
            <text:p>6138</text:p>
          </table:table-cell>
          <table:table-cell table:style-name="ce5" office:value-type="string" calcext:value-type="string">
            <text:p>Smart Device Programming lab</text:p>
          </table:table-cell>
          <table:table-cell/>
          <table:table-cell table:style-name="ce40" table:formula="of:=IF(ISBLANK([.D56]); &quot;&quot;; VLOOKUP([.D56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6]); &quot;&quot;;([.F56]*[.E56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139" calcext:value-type="float">
            <text:p>6139</text:p>
          </table:table-cell>
          <table:table-cell table:style-name="ce5" office:value-type="string" calcext:value-type="string">
            <text:p>Microcontroller lab</text:p>
          </table:table-cell>
          <table:table-cell/>
          <table:table-cell table:style-name="ce40" table:formula="of:=IF(ISBLANK([.D57]); &quot;&quot;; VLOOKUP([.D57];[.O:.P];2;FALSE()))">
            <text:p/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IF(ISBLANK([.D57]); &quot;&quot;;([.F57]*[.E57]))">
            <text:p/>
          </table:table-cell>
          <table:covered-table-cell/>
          <table:table-cell table:number-columns-repeated="16376"/>
        </table:table-row>
        <table:table-row table:style-name="ro3">
          <table:covered-table-cell/>
          <table:table-cell table:style-name="ce5" office:value-type="float" office:value="6009" calcext:value-type="float">
            <text:p>6009</text:p>
          </table:table-cell>
          <table:table-cell table:style-name="ce5" office:value-type="string" calcext:value-type="string">
            <text:p>Project and Seminar</text:p>
          </table:table-cell>
          <table:table-cell/>
          <table:table-cell table:style-name="ce40" table:formula="of:=IF(ISBLANK([.D58]); &quot;&quot;; VLOOKUP([.D58];[.O:.P];2;FALSE()))">
            <text:p/>
          </table:table-cell>
          <table:table-cell table:style-name="ce5" office:value-type="float" office:value="10" calcext:value-type="float">
            <text:p>10</text:p>
          </table:table-cell>
          <table:table-cell table:style-name="ce42" table:formula="of:=IF(ISBLANK([.D58]); &quot;&quot;;([.F58]*[.E58]))">
            <text:p/>
          </table:table-cell>
          <table:covered-table-cell/>
          <table:table-cell table:number-columns-repeated="16376"/>
        </table:table-row>
        <table:table-row table:style-name="ro3">
          <table:table-cell table:number-columns-repeated="4"/>
          <table:table-cell table:style-name="ce6" office:value-type="string" calcext:value-type="string">
            <text:p>Total</text:p>
          </table:table-cell>
          <table:table-cell table:formula="of:=IF(COUNTBLANK([.G52:.G58])=0;SUM([.F52:.F58]);&quot;&quot;)">
            <text:p/>
          </table:table-cell>
          <table:table-cell table:style-name="ce42" table:formula="of:=IF(COUNTBLANK([.G52:.G58])=0;SUM([.G52:.G58]);&quot;&quot;)">
            <text:p/>
          </table:table-cell>
          <table:covered-table-cell/>
          <table:table-cell table:number-columns-repeated="16376"/>
        </table:table-row>
        <table:table-row table:style-name="ro3" table:number-rows-repeated="940">
          <table:table-cell table:number-columns-repeated="16384"/>
        </table:table-row>
        <table:table-row table:style-name="ro2" table:number-rows-repeated="104757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4T11:16:43.182000000</dc:date>
    <meta:editing-duration>PT2H37M19S</meta:editing-duration>
    <meta:editing-cycles>10</meta:editing-cycles>
    <meta:generator>LibreOffice/7.5.2.2$Windows_X86_64 LibreOffice_project/53bb9681a964705cf672590721dbc85eb4d0c3a2</meta:generator>
    <meta:document-statistic meta:table-count="1" meta:cell-count="332" meta:object-count="0"/>
  </office:meta>
</office:document-meta>
</file>